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13.41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margin-top="0cm" fo:margin-bottom="0.388cm" style:line-height-at-least="0.459cm" fo:text-align="start" style:text-autospace="none"/>
    </style:style>
    <style:style style:name="P7" style:family="paragraph">
      <style:paragraph-properties style:line-height-at-least="0.459cm" fo:text-align="start" style:text-autospace="none"/>
    </style:style>
    <style:style style:name="P8" style:family="paragraph">
      <style:paragraph-properties fo:text-align="start" style:text-autospace="none"/>
    </style:style>
    <style:style style:name="P9" style:family="paragraph">
      <style:paragraph-properties fo:margin-top="0cm" fo:margin-bottom="0.459cm" style:line-height-at-least="0.459cm" fo:text-align="start" style:text-autospace="none"/>
    </style:style>
    <style:style style:name="P10" style:family="paragraph">
      <style:text-properties fo:font-size="32pt"/>
    </style:style>
    <style:style style:name="P11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00" fo:font-size="18pt" style:font-size-asian="18pt" style:font-size-complex="18pt"/>
    </style:style>
    <style:style style:name="T21" style:family="text">
      <style:text-properties fo:color="#ff0000" fo:font-size="18pt" style:font-size-asian="18pt" style:font-size-complex="18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style:use-window-font-color="true" style:text-outline="false" style:text-line-through-style="none" fo:font-family="HelveticaNeue" fo:font-size="22pt" fo:font-style="normal" fo:text-shadow="none" style:text-underline-style="none" fo:font-weight="bold" style:letter-kerning="true" style:font-family-asian="HelveticaNeue" style:font-size-asian="22pt" style:font-style-asian="normal" style:font-weight-asian="bold" style:font-family-complex="HelveticaNeue" style:font-size-complex="12.5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family="HelveticaNeue" fo:font-size="40pt" fo:font-weight="bold" style:font-family-asian="HelveticaNeue" style:font-size-asian="40pt" style:font-weight-asian="bold" style:font-family-complex="HelveticaNeue" style:font-size-complex="22pt" style:font-weight-complex="bold"/>
    </style:style>
    <style:style style:name="T26" style:family="text">
      <style:text-properties fo:color="#0000c5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22pt"/>
    </style:style>
    <style:style style:name="T27" style:family="text">
      <style:text-properties fo:color="#1479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4pt"/>
    </style:style>
    <style:style style:name="T28" style:family="text">
      <style:text-properties fo:color="#0000c5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4pt"/>
    </style:style>
    <style:style style:name="T29" style:family="text">
      <style:text-properties fo:color="#147900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22pt"/>
    </style:style>
    <style:style style:name="T30" style:family="text">
      <style:text-properties fo:color="#fc7f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4pt"/>
    </style:style>
    <style:style style:name="T31" style:family="text">
      <style:text-properties fo:color="#d900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4pt"/>
    </style:style>
    <style:style style:name="T32" style:family="text">
      <style:text-properties fo:color="#147900" fo:font-family="Courier" style:font-family-generic="modern" style:font-pitch="fixed" fo:font-size="16pt" style:font-family-asian="Courier" style:font-family-generic-asian="modern" style:font-pitch-asian="fixed" style:font-size-asian="16pt" style:font-family-complex="Courier" style:font-family-generic-complex="modern" style:font-pitch-complex="fixed" style:font-size-complex="10.5pt"/>
    </style:style>
    <style:style style:name="T33" style:family="text">
      <style:text-properties fo:font-family="HelveticaNeue" fo:font-size="28pt" fo:font-weight="bold" style:font-family-asian="HelveticaNeue" style:font-size-asian="28pt" style:font-weight-asian="bold" style:font-family-complex="HelveticaNeue" style:font-size-complex="16pt" style:font-weight-complex="bold"/>
    </style:style>
    <style:style style:name="T34" style:family="text">
      <style:text-properties fo:color="#0000c5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16pt"/>
    </style:style>
    <style:style style:name="T35" style:family="text">
      <style:text-properties fo:color="#147900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16pt"/>
    </style:style>
    <style:style style:name="T36" style:family="text">
      <style:text-properties fo:color="#147900" fo:font-family="Courier" style:font-family-generic="modern" style:font-pitch="fixed" fo:font-size="11pt" style:font-family-asian="Courier" style:font-family-generic-asian="modern" style:font-pitch-asian="fixed" style:font-size-asian="11pt" style:font-family-complex="Courier" style:font-family-generic-complex="modern" style:font-pitch-complex="fixed" style:font-size-complex="6.30000019073486pt"/>
    </style:style>
    <style:style style:name="T37" style:family="text">
      <style:text-properties fo:color="#fc7f00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16pt"/>
    </style:style>
    <style:style style:name="T38" style:family="text">
      <style:text-properties fo:color="#d90000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16pt"/>
    </style:style>
    <style:style style:name="T39" style:family="text">
      <style:text-properties fo:font-family="HelveticaNeue" fo:font-size="20pt" fo:font-weight="bold" style:font-family-asian="HelveticaNeue" style:font-size-asian="20pt" style:font-weight-asian="bold" style:font-family-complex="HelveticaNeue" style:font-size-complex="12pt" style:font-weight-complex="bold"/>
    </style:style>
    <style:style style:name="T40" style:family="text">
      <style:text-properties fo:color="#0000c5"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2pt"/>
    </style:style>
    <style:style style:name="T41" style:family="text">
      <style:text-properties fo:color="#147900"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2pt"/>
    </style:style>
    <style:style style:name="T42" style:family="text">
      <style:text-properties fo:color="#d90000"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2pt"/>
    </style:style>
    <style:style style:name="T43" style:family="text">
      <style:text-properties fo:color="#fc7f00"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2pt"/>
    </style:style>
    <style:style style:name="T44" style:family="text">
      <style:text-properties fo:color="#fc7f00" fo:font-family="Courier" style:font-family-generic="modern" style:font-pitch="fixed" fo:font-size="11pt" style:font-family-asian="Courier" style:font-family-generic-asian="modern" style:font-pitch-asian="fixed" style:font-size-asian="11pt" style:font-family-complex="Courier" style:font-family-generic-complex="modern" style:font-pitch-complex="fixed" style:font-size-complex="6.30000019073486pt"/>
    </style:style>
    <style:style style:name="T45" style:family="text">
      <style:text-properties fo:font-family="HelveticaNeue" fo:font-size="20pt" style:font-family-asian="HelveticaNeue" style:font-size-asian="20pt" style:font-family-complex="HelveticaNeue" style:font-size-complex="12pt"/>
    </style:style>
    <style:style style:name="T46" style:family="text">
      <style:text-properties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2pt"/>
    </style:style>
    <style:style style:name="T47" style:family="text">
      <style:text-properties fo:font-family="HelveticaNeue" fo:font-size="22pt" fo:font-weight="bold" style:font-family-asian="HelveticaNeue" style:font-size-asian="22pt" style:font-weight-asian="bold" style:font-family-complex="HelveticaNeue" style:font-size-complex="13pt" style:font-weight-complex="bold"/>
    </style:style>
    <style:style style:name="T48" style:family="text">
      <style:text-properties fo:color="#0000c5"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13pt"/>
    </style:style>
    <style:style style:name="T49" style:family="text">
      <style:text-properties fo:color="#147900"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13pt"/>
    </style:style>
    <style:style style:name="T50" style:family="text">
      <style:text-properties fo:color="#fc7f00"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13pt"/>
    </style:style>
    <style:style style:name="T51" style:family="text">
      <style:text-properties fo:color="#d90000"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13pt"/>
    </style:style>
    <style:style style:name="T52" style:family="text">
      <style:text-properties fo:font-family="HelveticaNeue" fo:font-size="22pt" style:font-family-asian="HelveticaNeue" style:font-size-asian="22pt" style:font-family-complex="HelveticaNeue" style:font-size-complex="13pt"/>
    </style:style>
    <style:style style:name="T53" style:family="text">
      <style:text-properties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13pt"/>
    </style:style>
    <style:style style:name="T54" style:family="text">
      <style:text-properties style:use-window-font-color="true" style:text-outline="false" style:text-line-through-style="none" fo:font-family="HelveticaNeue" fo:font-size="24pt" fo:font-style="normal" fo:text-shadow="none" style:text-underline-style="none" fo:font-weight="bold" style:letter-kerning="true" style:font-family-asian="HelveticaNeue" style:font-size-asian="24pt" style:font-style-asian="normal" style:font-weight-asian="bold" style:font-family-complex="HelveticaNeue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fo:font-family="HelveticaNeue" fo:font-size="17pt" fo:font-style="normal" fo:text-shadow="none" style:text-underline-style="none" fo:font-weight="bold" style:letter-kerning="true" style:font-family-asian="HelveticaNeue" style:font-size-asian="17pt" style:font-style-asian="normal" style:font-weight-asian="bold" style:font-family-complex="HelveticaNeue" style:font-size-complex="9.699999809265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147900" style:text-outline="false" style:text-line-through-style="none" fo:font-family="Courier" style:font-family-generic="modern" style:font-pitch="fixed" fo:font-size="15pt" fo:font-style="normal" fo:text-shadow="none" style:text-underline-style="none" fo:font-weight="bold" style:letter-kerning="true" style:font-family-asian="Courier" style:font-family-generic-asian="modern" style:font-pitch-asian="fixed" style:font-size-asian="15pt" style:font-style-asian="normal" style:font-weight-asian="bold" style:font-family-complex="Courier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5" style:text-outline="false" style:text-line-through-style="none" fo:font-family="Courier" style:font-family-generic="modern" style:font-pitch="fixed" fo:font-size="15pt" fo:font-style="normal" fo:text-shadow="none" style:text-underline-style="none" fo:font-weight="bold" style:letter-kerning="true" style:font-family-asian="Courier" style:font-family-generic-asian="modern" style:font-pitch-asian="fixed" style:font-size-asian="15pt" style:font-style-asian="normal" style:font-weight-asian="bold" style:font-family-complex="Courier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d90000" style:text-outline="false" style:text-line-through-style="none" fo:font-family="Courier" style:font-family-generic="modern" style:font-pitch="fixed" fo:font-size="15pt" fo:font-style="normal" fo:text-shadow="none" style:text-underline-style="none" fo:font-weight="bold" style:letter-kerning="true" style:font-family-asian="Courier" style:font-family-generic-asian="modern" style:font-pitch-asian="fixed" style:font-size-asian="15pt" style:font-style-asian="normal" style:font-weight-asian="bold" style:font-family-complex="Courier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fc7f00" style:text-outline="false" style:text-line-through-style="none" fo:font-family="Courier" style:font-family-generic="modern" style:font-pitch="fixed" fo:font-size="15pt" fo:font-style="normal" fo:text-shadow="none" style:text-underline-style="none" fo:font-weight="bold" style:letter-kerning="true" style:font-family-asian="Courier" style:font-family-generic-asian="modern" style:font-pitch-asian="fixed" style:font-size-asian="15pt" style:font-style-asian="normal" style:font-weight-asian="bold" style:font-family-complex="Courier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685cm" svg:x="1.4cm" svg:y="0.963cm" presentation:class="subtitle" presentation:user-transformed="true">
          <draw:text-box>
            <text:p><text:span text:style-name="T1">Twin Cities New Years' Test Sprint</text:span></text:p>
            <text:p><text:span text:style-name="T2">(A Drupal Event)</text:span></text:p>
            <text:p><text:span text:style-name="T1"/></text:p>
            <text:p><text:span text:style-name="T1"/></text:p>
            <text:p><text:span text:style-name="T3">“</text:span><text:span text:style-name="T3">New Years' Resolution: </text:span><text:span text:style-name="T4">Learn to write tests.”</text:span><text:span text:style-name="T3"> Workshop</text:span></text:p>
            <text:p><text:span text:style-name="T1"/></text:p>
            <text:p><text:span text:style-name="T1"/></text:p>
            <text:p><text:span text:style-name="T5"/></text:p>
            <text:p><text:span text:style-name="T5">Led by Chach Sikes | </text:span><text:span text:style-name="T5"><text:a xlink:href="http://chachaville.com/">http://chachaville.com</text:a></text:span><text:span text:style-name="T5"> | January 8,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user-transformed="true">
          <draw:text-box>
            <text:p><text:span text:style-name="T6">Twin Cities New Years' Test Sprint</text:span><text:span text:style-name="T7"> </text:span></text:p>
            <text:p><text:span text:style-name="T7">Schedule</text:span></text:p>
            <text:p text:style-name="P2"><text:span text:style-name="T6">SATURDAY</text:span></text:p>
            <text:p text:style-name="P2"><text:span text:style-name="T8">Morning:</text:span><text:span text:style-name="T5"> </text:span></text:p>
            <text:p text:style-name="P2"><text:span text:style-name="T5">* 'Learn to write tests' workshop (10:30-11:30am)</text:span></text:p>
            <text:p text:style-name="P2"><text:span text:style-name="T5">* Pancake preparation and eating (10:30-12pm)</text:span></text:p>
            <text:p text:style-name="P2"><text:span text:style-name="T5"/></text:p>
            <text:p text:style-name="P2"><text:span text:style-name="T8">Afternoon:</text:span></text:p>
            <text:p text:style-name="P2"><text:span text:style-name="T8">12:00pm – 5pm:</text:span><text:span text:style-name="T5"> Test Sprint</text:span><text:span text:style-name="T5"><text:line-break/></text:span><text:span text:style-name="T5">* Orientation</text:span></text:p>
            <text:p text:style-name="P2"><text:span text:style-name="T5">* Little presentation on Test Writing for Drupal</text:span></text:p>
            <text:p text:style-name="P2"><text:span text:style-name="T5">* Form groups, work on test writing projects</text:span></text:p>
            <text:p text:style-name="P2"><text:span text:style-name="T8">* 4:30: </text:span><text:span text:style-name="T5">Wrap up and share what we've done with the group and Drupal communit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What will we do in this workshop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>
          <draw:text-box>
            <text:p text:style-name="P2">1. Presentation: Testing in Drupal.</text:p>
            <text:p text:style-name="P2"/>
            <text:p text:style-name="P2">2. Downloads &amp; Setup: Tools for doing tests.</text:p>
            <text:p text:style-name="P2"/>
            <text:p text:style-name="P2">3. Write or modify a test for a simple module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9">Goal of the Workshop:</text:span></text:p>
            <text:p>To get you started writing tests.</text:p>
            <text:p/>
            <text:p>Getting set up to write tests is more a matter of learning where the tools are.</text:p>
            <text:p/>
            <text:p>Writing good tests requires practice.</text:p>
            <text:p><text:span text:style-name="T10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DISCLAIMER</text:p>
            <text:p/>
            <text:p><text:span text:style-name="T11">I am not an expert.</text:span></text:p>
            <text:p>I just started to learn test writing, too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9">Testing in Drupal</text:span></text:p>
            <text:p/>
            <text:p/>
            <text:p><text:span text:style-name="T12">Simply put, t</text:span>ests in Drupal are:</text:p>
            <text:p/>
            <text:p><text:span text:style-name="T10">a way to program an invisible web browser </text:span></text:p>
            <text:p><text:span text:style-name="T10">to see if a module behaves as expected.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user-transformed="true">
          <draw:text-box>
            <text:p><text:span text:style-name="T9">Technically</text:span>...</text:p>
            <text:p/>
            <text:p text:style-name="P2"><text:span text:style-name="T10">Tests in Drupal:</text:span></text:p>
            <text:list text:style-name="L1">
              <text:list-item>
                <text:p text:style-name="P2"><text:span text:style-name="T5">Use both an external library and module called 'SimpleTest'</text:span></text:p>
              </text:list-item>
              <text:list-item>
                <text:p text:style-name="P2"><text:span text:style-name="T5">Are stored in a file called </text:span><text:span text:style-name="T8">*.test</text:span></text:p>
              </text:list-item>
              <text:list-item>
                <text:p text:style-name="P2"><text:span text:style-name="T5">Are written with PHP's class syntax</text:span></text:p>
              </text:list-item>
              <text:list-item>
                <text:p text:style-name="P2"><text:span text:style-name="T5">Have a few code standards of their own</text:span></text:p>
              </text:list-item>
              <text:list-item>
                <text:p text:style-name="P2"><text:span text:style-name="T5">Use functions from SimpleTest and Drupal SimpleTest API</text:span></text:p>
              </text:list-item>
              <text:list-item>
                <text:p text:style-name="P2"><text:span text:style-name="T5">Mainly use the special Drupal-specific functions</text:span></text:p>
              </text:list-item>
              <text:list-item>
                <text:p text:style-name="P2"><text:span text:style-name="T5">Do not remember your Drupal settings, you must recreate them.</text:span></text:p>
              </text:list-item>
              <text:list-item>
                <text:p text:style-name="P2"><text:span text:style-name="T5">Are run from a web-interface or from drush</text:span><text:span text:style-name="T5"><text:line-break/></text:span><text:span text:style-name="T5"/></text:p>
              </text:list-item>
              <text:list-item>
                <text:p text:style-name="P2"><text:span text:style-name="T5">Can't do everything</text:span></text:p>
              </text:list-item>
              <text:list-item>
                <text:p text:style-name="P2"><text:span text:style-name="T5">Require time and energy just like writing themes and modules</text:span></text:p>
              </text:list-item>
              <text:list-item>
                <text:p text:style-name="P2"><text:span text:style-name="T5">Require a plan about what to test.</text:span></text:p>
              </text:list-item>
              <text:list-item>
                <text:p text:style-name="P2"><text:span text:style-name="T5">Easy to get started, more difficult to understand what to test.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>
          <draw:text-box>
            <text:p text:style-name="P2"><text:span text:style-name="T9">Why write tests?</text:span></text:p>
            <text:list text:style-name="L1">
              <text:list-item>
                <text:p text:style-name="P2">Required for Drupal core contributions and patches</text:p>
              </text:list-item>
              <text:list-item>
                <text:p text:style-name="P2">(Strongly recommended) for Drupal 7 contributed modules</text:p>
              </text:list-item>
              <text:list-item>
                <text:p text:style-name="P2">Automates checking to see if your module behaves as expected (i.e. less form-clicking)</text:p>
              </text:list-item>
              <text:list-item>
                <text:p text:style-name="P2">Requires you to think critically about how you write code, including breaking functions into smaller pieces</text:p>
              </text:list-item>
              <text:list-item>
                <text:p text:style-name="P2">Helps with collaborative code developmen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2" draw:layer="layout" svg:width="25.199cm" svg:height="18.895cm" svg:x="1.27cm" svg:y="1.193cm" presentation:class="subtitle" presentation:user-transformed="true">
          <draw:text-box>
            <text:p text:style-name="P2"><text:span text:style-name="T9">Kinds of tests</text:span></text:p>
            <text:p text:style-name="P2"><text:span text:style-name="T9"/></text:p>
            <text:p text:style-name="P2"><text:span text:style-name="T6">SimpleTest</text:span></text:p>
            <text:p text:style-name="P2"><text:span text:style-name="T13">Drupal's custom testing framework, built on Simpletest – PHP's Unit testing library – performs 'automated tests'</text:span></text:p>
            <text:p text:style-name="P2"><text:span text:style-name="T6"/></text:p>
            <text:p text:style-name="P2"><text:span text:style-name="T6">Unit testing</text:span></text:p>
            <text:p text:style-name="P2"><text:span text:style-name="T2">* Testing functions </text:span></text:p>
            <text:p text:style-name="P2"><text:span text:style-name="T2">* “A unit is the smallest testable part of an application” – usually a function (wikipedia) </text:span></text:p>
            <text:p text:style-name="P2"><text:span text:style-name="T14"/></text:p>
            <text:p text:style-name="P2"><text:span text:style-name="T6">Integration testing</text:span></text:p>
            <text:p text:style-name="P2"><text:span text:style-name="T15">* Testing modules, or parts of an application</text:span></text:p>
            <text:p text:style-name="P2"><text:span text:style-name="T15">* “...the phase in software testing in which individual software modules are combined and tested as a group” - could be a module. </text:span><text:span text:style-name="T16">(wikipedia)</text:span><text:span text:style-name="T17"> </text:span></text:p>
            <text:p text:style-name="P2"><text:span text:style-name="T6"/></text:p>
            <text:p text:style-name="P2"><text:span text:style-name="T6">Browser testing</text:span></text:p>
            <text:p text:style-name="P2"><text:span text:style-name="T15">* testing that browsers behave as expected </text:span></text:p>
            <text:p text:style-name="P2"><text:span text:style-name="T15">* SimpleTest DrupalWebTestCase – has invisible browser</text:span></text:p>
            <text:p text:style-name="P2"><text:span text:style-name="T2">* JSUnit: javascript browser testing </text:span><text:span text:style-name="T2"><text:a xlink:href="http://www.jsunit.net/">http://www.jsunit.net/</text:a></text:span></text:p>
            <text:p text:style-name="P2"><text:span text:style-name="T2">* Selenium: programming firefox to do te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user-transformed="true">
          <draw:text-box>
            <text:p text:style-name="P2"><text:span text:style-name="T9">Test Writing Reality Check</text:span></text:p>
            <text:p/>
            <text:list text:style-name="L1">
              <text:list-item>
                <text:p text:style-name="P2">Tests take time to write</text:p>
                <text:p text:style-name="P2"/>
              </text:list-item>
              <text:list-item>
                <text:p text:style-name="P2">Rewriting module may require rewriting tests</text:p>
                <text:p text:style-name="P2"/>
              </text:list-item>
              <text:list-item>
                <text:p text:style-name="P2">Tests can be buggy</text:p>
                <text:p text:style-name="P2"/>
              </text:list-item>
              <text:list-item>
                <text:p text:style-name="P2">Limited to capabilities of SimpleTest and Drupal's SimpleTest library (which doesn't test everything)</text:p>
                <text:p text:style-name="P2"/>
              </text:list-item>
              <text:list-item>
                <text:p text:style-name="P2">Not likely to help with theme development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Demonstration:</text:p>
            <text:p/>
            <text:p/>
            <text:p>Drupal's SimpleTest demonstration tutorial.</text:p>
            <text:p/>
            <text:p>(a good example because it is a simple module, shows the test interface, and comes with useful commands for debugging your tests.)</text:p>
            <text:p/>
            <text:p>http://drupal.org/node/395012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4" draw:text-style-name="P3" draw:layer="layout" svg:width="13.97cm" svg:height="15.437cm" svg:x="1.27cm" svg:y="1.708cm" presentation:class="title" presentation:user-transformed="true">
          <draw:text-box>
            <text:p text:style-name="P2"><text:span text:style-name="T18">1. Set up your machine.</text:span><text:span text:style-name="T2"><text:line-break/></text:span><text:span text:style-name="T2"><text:line-break/></text:span><text:span text:style-name="T2">* Localhost (WAMP/MAMP/LAMP)</text:span><text:span text:style-name="T2"><text:line-break/></text:span><text:span text:style-name="T2">* Code editor</text:span><text:span text:style-name="T2"><text:line-break/></text:span><text:span text:style-name="T2">* Firefox</text:span><text:span text:style-name="T2"><text:line-break/></text:span><text:span text:style-name="T2"><text:line-break/></text:span><text:span text:style-name="T18">2. Download package for sprint.</text:span><text:span text:style-name="T2"><text:line-break/></text:span><text:span text:style-name="T2"><text:line-break/></text:span><text:span text:style-name="T19">github.com</text:span><text:span text:style-name="T20">/chachasikes/TwinCitiesTestSprint</text:span><text:span text:style-name="T2"><text:line-break/></text:span><text:span text:style-name="T2"><text:line-break/></text:span><text:span text:style-name="T2"><text:line-break/></text:span><text:span text:style-name="T18">Collaboration tools:</text:span><text:span text:style-name="T13"><text:line-break/></text:span><text:span text:style-name="T2"><text:line-break/></text:span><text:span text:style-name="T2">* </text:span><text:span text:style-name="T15">github</text:span><text:span text:style-name="T15"><text:line-break/></text:span><text:span text:style-name="T15"><text:line-break/></text:span><text:span text:style-name="T15">* minneapolis irc channel: #drupal-mpls</text:span><text:span text:style-name="T15"><text:line-break/></text:span><text:span text:style-name="T15"><text:line-break/></text:span><text:span text:style-name="T15">* </text:span><text:span text:style-name="T15"><text:a xlink:href="http://etherpad.com/">http://etherpad.com/</text:a></text:span><text:span text:style-name="T15"><text:line-break/></text:span><text:span text:style-name="T15"><text:line-break/></text:span><text:span text:style-name="T15">* </text:span><text:span text:style-name="T15"><text:a xlink:href="http://drupalbin.com/">http://drupalbin.com/</text:a></text:span></text:p>
          </draw:text-box>
        </draw:frame>
        <draw:frame presentation:style-name="pr4" draw:text-style-name="P4" draw:layer="layout" svg:width="12.7cm" svg:height="16.631cm" svg:x="15.3cm" svg:y="1.504cm" presentation:class="title" presentation:user-transformed="true">
          <draw:text-box>
            <text:p text:style-name="P2"><text:span text:style-name="T14">Downloads</text:span><text:span text:style-name="T19"><text:line-break/></text:span><text:span text:style-name="T19"><text:line-break/></text:span><text:span text:style-name="T15">patched version of drupal 6</text:span><text:span text:style-name="T15"><text:line-break/></text:span><text:span text:style-name="T15"><text:line-break/></text:span><text:span text:style-name="T15">mymodule (from drupal.org demo)</text:span><text:span text:style-name="T15"><text:line-break/></text:span><text:span text:style-name="T15"><text:line-break/></text:span><text:span text:style-name="T15">mysettings (testing demo module)</text:span><text:span text:style-name="T15"><text:line-break/></text:span><text:span text:style-name="T15"><text:line-break/></text:span><text:span text:style-name="T15">mysettings/snippets/demo.php </text:span><text:span text:style-name="T15"><text:line-break/></text:span><text:span text:style-name="T15">(useful test php snippets)</text:span><text:span text:style-name="T15"><text:line-break/></text:span><text:span text:style-name="T15"><text:line-break/></text:span><text:span text:style-name="T15">command cheatsheet</text:span><text:span text:style-name="T15"><text:line-break/></text:span><text:span text:style-name="T15"><text:line-break/></text:span><text:span text:style-name="T15">drupal simpletest api documentation</text:span><text:span text:style-name="T21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2" draw:layer="layout" svg:width="25.199cm" svg:height="21.6cm" svg:x="1.27cm" svg:y="0.635cm" presentation:class="subtitle" presentation:user-transformed="true">
          <draw:text-box>
            <text:p text:style-name="P2"><text:span text:style-name="T22">Links</text:span></text:p>
            <text:p text:style-name="P2"/>
            <text:p text:style-name="P2"><text:span text:style-name="T23">Drupal project page for SimpleTest</text:span></text:p>
            <text:p text:style-name="P2"><text:span text:style-name="T2"><text:a xlink:href="http://drupal.org/project/simpletest">http://drupal.org/project/simpletest</text:a></text:span></text:p>
            <text:p text:style-name="P2"/>
            <text:p text:style-name="P2"><text:span text:style-name="T23">Drupal SimpleTest tutorial</text:span></text:p>
            <text:p text:style-name="P2"><text:span text:style-name="T2"><text:a xlink:href="http://drupal.org/node/395012">http://drupal.org/node/395012</text:a></text:span></text:p>
            <text:p text:style-name="P2"/>
            <text:p text:style-name="P2"><text:span text:style-name="T23">A Drupal Module Developer's Guide to SimpleTest</text:span></text:p>
            <text:p text:style-name="P2"><text:span text:style-name="T2"><text:a xlink:href="http://www.lullabot.com/articles/drupal-module-developer-guide-simpletest">http://www.lullabot.com/articles/drupal-module-developer-guide-simpletest</text:a></text:span></text:p>
            <text:p text:style-name="P2"><text:span text:style-name="T23"/></text:p>
            <text:p text:style-name="P2"><text:span text:style-name="T23">SimpleTest d6 Documentation</text:span></text:p>
            <text:p text:style-name="P2"><text:span text:style-name="T2"><text:a xlink:href="http://contribs.rocky-shore.net/simpletest/doxy/html/index.html">http://contribs.rocky-shore.net/simpletest/doxy/html/index.html</text:a></text:span></text:p>
            <text:p text:style-name="P2"><text:span text:style-name="T23"/></text:p>
            <text:p text:style-name="P2"><text:span text:style-name="T23">SimpleTest d6 Configuration</text:span></text:p>
            <text:p text:style-name="P2"><text:span text:style-name="T2"><text:a xlink:href="http://drupal.org/node/291740">http://drupal.org/node/291740</text:a></text:span></text:p>
            <text:p text:style-name="P2"><text:span text:style-name="T23"/></text:p>
            <text:p text:style-name="P2"><text:span text:style-name="T23">Tips (buried in Simpletest documentation)</text:span></text:p>
            <text:p text:style-name="P2"><text:span text:style-name="T2"><text:a xlink:href="http://drupal.org/node/30011">http://drupal.org/node/30011</text:a></text:span></text:p>
            <text:p text:style-name="P2"><text:span text:style-name="T23"/></text:p>
            <text:p text:style-name="P2"><text:span text:style-name="T23">Guidelines</text:span></text:p>
            <text:p text:style-name="P2"><text:span text:style-name="T2"><text:a xlink:href="http://drupal.org/node/325974">http://drupal.org/node/325974</text:a></text:span></text:p>
            <text:p text:style-name="P2"><text:span text:style-name="T2"/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5" draw:layer="layout" svg:width="25.199cm" svg:height="17.685cm" svg:x="1.4cm" svg:y="0.962cm" presentation:class="subtitle" presentation:user-transformed="true">
          <draw:text-box>
            <text:p text:style-name="P2"><text:span text:style-name="T6">Create your first test for mysetting.module</text:span></text:p>
            <text:p text:style-name="P2"><text:span text:style-name="T5"/></text:p>
            <text:p text:style-name="P2"><text:span text:style-name="T6">mysetting</text:span><text:span text:style-name="T5"> module</text:span></text:p>
            <text:p text:style-name="P2"><text:span text:style-name="T5">/sites/all/modules</text:span></text:p>
            <text:p text:style-name="P2"><text:span text:style-name="T5"/></text:p>
            <text:p text:style-name="P2"><text:span text:style-name="T8">MySetting</text:span><text:span text:style-name="T5"> is a very simple module that allows a user to save a piece of data to the database</text:span></text:p>
            <text:p text:style-name="P2"><text:span text:style-name="T5"/></text:p>
            <text:p text:style-name="P2"><text:span text:style-name="T5">TASK 1: </text:span><text:span text:style-name="T6">Set up</text:span><text:span text:style-name="T5"> a .test file</text:span></text:p>
            <text:p text:style-name="P2"><text:span text:style-name="T5"/></text:p>
            <text:p text:style-name="P2"><text:span text:style-name="T8">(There is a demonstration test included in the folder, but don't look at it yet.)</text:span></text:p>
            <text:p text:style-name="P2"><text:span text:style-name="T5"/></text:p>
            <text:p text:style-name="P2"><text:span text:style-name="T5">TASK 2: </text:span><text:span text:style-name="T6">Run the test</text:span><text:span text:style-name="T5"> in the SimpleTest admin interface</text:span></text:p>
            <text:p text:style-name="P2"><text:span text:style-name="T5"/></text:p>
            <text:p text:style-name="P2"><text:span text:style-name="T5">TASK 3: Write code that will </text:span><text:span text:style-name="T6">test that data is stored to database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>
          <draw:text-box>
            <text:p text:style-name="P2"><text:span text:style-name="T9">Set up a .test file</text:span></text:p>
            <text:p text:style-name="P2"/>
            <text:p text:style-name="P2">1. create a file called mysetting/tests/mysetting.test</text:p>
            <text:p text:style-name="P2"/>
            <text:p text:style-name="P2">2. get the .test starter code from</text:p>
            <text:p text:style-name="P2">mysetting/snippets/empty.test</text:p>
            <text:p text:style-name="P2"/>
            <text:p text:style-name="P2">3. open mysetting/snippets/demo.test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>
          <draw:text-box>
            <text:p text:style-name="P2">Things to notice:</text:p>
            <text:p text:style-name="P2"/>
            <text:p text:style-name="P2"/>
            <text:p text:style-name="P2">PHP Class Syntax</text:p>
            <text:p text:style-name="P2">Setup</text:p>
            <text:p text:style-name="P2">Naming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PHP Class Syntax</text:p>
            <text:p/>
            <text:p>Examples from</text:p>
            <text:p>Php Manual: <text:span text:style-name="T24">Classes and objects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 presentation:user-transformed="true">
          <draw:text-box>
            <text:p text:style-name="P6"><text:span text:style-name="T25">Example #2 Simple Class definition</text:span></text:p>
            <text:p text:style-name="P7"><text:span text:style-name="T26">&lt;?php</text:span></text:p>
            <text:p text:style-name="P7"><text:span text:style-name="T27">class </text:span><text:span text:style-name="T28">SimpleClass</text:span></text:p>
            <text:p text:style-name="P7"><text:span text:style-name="T29">{</text:span></text:p>
            <text:p text:style-name="P7"><text:span text:style-name="T27">    </text:span><text:span text:style-name="T30">// member declaration</text:span></text:p>
            <text:p text:style-name="P7"><text:span text:style-name="T30">    </text:span><text:span text:style-name="T27">public </text:span><text:span text:style-name="T28">$var </text:span><text:span text:style-name="T27">= </text:span><text:span text:style-name="T31">'a default value'</text:span><text:span text:style-name="T27">;</text:span></text:p>
            <text:p text:style-name="P7"><text:span text:style-name="T32"/></text:p>
            <text:p text:style-name="P7"><text:span text:style-name="T27">    </text:span><text:span text:style-name="T30">// method declaration</text:span></text:p>
            <text:p text:style-name="P7"><text:span text:style-name="T30">    </text:span><text:span text:style-name="T27">public function </text:span><text:span text:style-name="T28">displayVar</text:span><text:span text:style-name="T27">() {</text:span></text:p>
            <text:p text:style-name="P7"><text:span text:style-name="T27">        </text:span><text:span text:style-name="T27">echo </text:span><text:span text:style-name="T28">$this</text:span><text:span text:style-name="T27">-&gt;</text:span><text:span text:style-name="T28">var</text:span><text:span text:style-name="T27">;</text:span></text:p>
            <text:p text:style-name="P7"><text:span text:style-name="T29">    </text:span><text:span text:style-name="T29">}</text:span></text:p>
            <text:p text:style-name="P7"><text:span text:style-name="T29">}</text:span></text:p>
            <text:p text:style-name="P7"><text:span text:style-name="T26">?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>
          <draw:text-box>
            <text:p text:style-name="P6"><text:span text:style-name="T33">Example #5 Creating an instance</text:span></text:p>
            <text:p text:style-name="P7"><text:span text:style-name="T34">&lt;?php</text:span></text:p>
            <text:p text:style-name="P7"><text:span text:style-name="T34">$instance </text:span><text:span text:style-name="T35">= new </text:span><text:span text:style-name="T34">SimpleClass</text:span><text:span text:style-name="T35">();</text:span></text:p>
            <text:p text:style-name="P7"><text:span text:style-name="T36"/></text:p>
            <text:p text:style-name="P7"><text:span text:style-name="T37">// This can also be done with a variable:</text:span></text:p>
            <text:p text:style-name="P7"><text:span text:style-name="T34">$className </text:span><text:span text:style-name="T35">= </text:span><text:span text:style-name="T38">'Foo'</text:span><text:span text:style-name="T35">;</text:span></text:p>
            <text:p text:style-name="P7"><text:span text:style-name="T34">$instance </text:span><text:span text:style-name="T35">= new </text:span><text:span text:style-name="T34">$className</text:span><text:span text:style-name="T35">(); </text:span><text:span text:style-name="T37">// Foo()</text:span></text:p>
            <text:p text:style-name="P7"><text:span text:style-name="T34">?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>
          <draw:text-box>
            <text:p text:style-name="P6"><text:span text:style-name="T39">Example #6 Object Assignment</text:span></text:p>
            <text:p text:style-name="P7"><text:span text:style-name="T40">&lt;?php</text:span></text:p>
            <text:p text:style-name="P7"><text:span text:style-name="T40">$assigned   </text:span><text:span text:style-name="T41">=  </text:span><text:span text:style-name="T40">$instance</text:span><text:span text:style-name="T41">;</text:span></text:p>
            <text:p text:style-name="P7"><text:span text:style-name="T40">$reference  </text:span><text:span text:style-name="T41">=&amp; </text:span><text:span text:style-name="T40">$instance</text:span><text:span text:style-name="T41">;</text:span></text:p>
            <text:p text:style-name="P7"><text:span text:style-name="T36"/></text:p>
            <text:p text:style-name="P7"><text:span text:style-name="T40">$instance</text:span><text:span text:style-name="T41">-&gt;</text:span><text:span text:style-name="T40">var </text:span><text:span text:style-name="T41">= </text:span><text:span text:style-name="T42">'$assigned will have this value'</text:span><text:span text:style-name="T41">;</text:span></text:p>
            <text:p text:style-name="P7"><text:span text:style-name="T36"/></text:p>
            <text:p text:style-name="P7"><text:span text:style-name="T40">$instance </text:span><text:span text:style-name="T41">= </text:span><text:span text:style-name="T40">null</text:span><text:span text:style-name="T41">; </text:span><text:span text:style-name="T43">// $instance and $reference become null</text:span></text:p>
            <text:p text:style-name="P7"><text:span text:style-name="T44"/></text:p>
            <text:p text:style-name="P7"><text:span text:style-name="T40">var_dump</text:span><text:span text:style-name="T41">(</text:span><text:span text:style-name="T40">$instance</text:span><text:span text:style-name="T41">);</text:span></text:p>
            <text:p text:style-name="P7"><text:span text:style-name="T40">var_dump</text:span><text:span text:style-name="T41">(</text:span><text:span text:style-name="T40">$reference</text:span><text:span text:style-name="T41">);</text:span></text:p>
            <text:p text:style-name="P7"><text:span text:style-name="T40">var_dump</text:span><text:span text:style-name="T41">(</text:span><text:span text:style-name="T40">$assigned</text:span><text:span text:style-name="T41">);</text:span></text:p>
            <text:p text:style-name="P7"><text:span text:style-name="T40">?&gt;</text:span></text:p>
            <text:p text:style-name="P6"><text:span text:style-name="T45">The above example will output:</text:span></text:p>
            <text:p text:style-name="P7"><text:span text:style-name="T46">NULL</text:span></text:p>
            <text:p text:style-name="P7"><text:span text:style-name="T46">NULL</text:span></text:p>
            <text:p text:style-name="P7"><text:span text:style-name="T46">object(SimpleClass)#1 (1) {</text:span></text:p>
            <text:p text:style-name="P7"><text:span text:style-name="T46"><text:s text:c="3"/></text:span><text:span text:style-name="T46">["var"]=&gt;</text:span></text:p>
            <text:p text:style-name="P7"><text:span text:style-name="T46"><text:s text:c="5"/></text:span><text:span text:style-name="T46">string(30) "$assigned will have this value"</text:span></text:p>
            <text:p text:style-name="P8"><text:span text:style-name="T4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 presentation:user-transformed="true">
          <draw:text-box>
            <text:p text:style-name="P6"><text:span text:style-name="T47">Example #7 Simple Class Inheritance</text:span></text:p>
            <text:p text:style-name="P7"><text:span text:style-name="T48">&lt;?php</text:span></text:p>
            <text:p text:style-name="P7"><text:span text:style-name="T49">class </text:span><text:span text:style-name="T48">ExtendClass </text:span><text:span text:style-name="T49">extends </text:span><text:span text:style-name="T48">SimpleClass</text:span></text:p>
            <text:p text:style-name="P7"><text:span text:style-name="T49">{</text:span></text:p>
            <text:p text:style-name="P7"><text:span text:style-name="T49">    </text:span><text:span text:style-name="T50">// Redefine the parent method</text:span></text:p>
            <text:p text:style-name="P7"><text:span text:style-name="T50">    </text:span><text:span text:style-name="T49">function </text:span><text:span text:style-name="T48">displayVar</text:span><text:span text:style-name="T49">()</text:span></text:p>
            <text:p text:style-name="P7"><text:span text:style-name="T49">    </text:span><text:span text:style-name="T49">{</text:span></text:p>
            <text:p text:style-name="P7"><text:span text:style-name="T49">        </text:span><text:span text:style-name="T49">echo </text:span><text:span text:style-name="T51">"Extending class\n"</text:span><text:span text:style-name="T49">;</text:span></text:p>
            <text:p text:style-name="P7"><text:span text:style-name="T49">        </text:span><text:span text:style-name="T48">parent</text:span><text:span text:style-name="T49">::</text:span><text:span text:style-name="T48">displayVar</text:span><text:span text:style-name="T49">();</text:span></text:p>
            <text:p text:style-name="P7"><text:span text:style-name="T49">    </text:span><text:span text:style-name="T49">}</text:span></text:p>
            <text:p text:style-name="P7"><text:span text:style-name="T49">}</text:span></text:p>
            <text:p text:style-name="P7"><text:span text:style-name="T36"/></text:p>
            <text:p text:style-name="P7"><text:span text:style-name="T48">$extended </text:span><text:span text:style-name="T49">= new </text:span><text:span text:style-name="T48">ExtendClass</text:span><text:span text:style-name="T49">();</text:span></text:p>
            <text:p text:style-name="P7"><text:span text:style-name="T48">$extended</text:span><text:span text:style-name="T49">-&gt;</text:span><text:span text:style-name="T48">displayVar</text:span><text:span text:style-name="T49">();</text:span></text:p>
            <text:p text:style-name="P7"><text:span text:style-name="T48">?&gt;</text:span></text:p>
            <text:p text:style-name="P6"><text:span text:style-name="T52">The above example will output:</text:span></text:p>
            <text:p text:style-name="P7"><text:span text:style-name="T53">Extending class</text:span></text:p>
            <text:p text:style-name="P7"><text:span text:style-name="T53">a default 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2" draw:layer="layout" svg:width="25.199cm" svg:height="18.428cm" svg:x="1.4cm" svg:y="0.591cm" presentation:class="subtitle" presentation:user-transformed="true">
          <draw:text-box>
            <text:p text:style-name="P7"><text:span text:style-name="T50">/**</text:span></text:p>
            <text:p text:style-name="P7"><text:span text:style-name="T50"> </text:span><text:span text:style-name="T50">* Define MyClass2</text:span></text:p>
            <text:p text:style-name="P7"><text:span text:style-name="T50"> </text:span><text:span text:style-name="T50">*/</text:span></text:p>
            <text:p text:style-name="P7"><text:span text:style-name="T49">class </text:span><text:span text:style-name="T48">MyClass2 </text:span><text:span text:style-name="T49">extends </text:span><text:span text:style-name="T48">MyClass</text:span></text:p>
            <text:p text:style-name="P7"><text:span text:style-name="T49">{</text:span></text:p>
            <text:p text:style-name="P7"><text:span text:style-name="T49">    </text:span><text:span text:style-name="T50">// We can redeclare the public and protected method, but not private</text:span></text:p>
            <text:p text:style-name="P7"><text:span text:style-name="T50">    </text:span><text:span text:style-name="T49">protected </text:span><text:span text:style-name="T48">$protected </text:span><text:span text:style-name="T49">= </text:span><text:span text:style-name="T51">'Protected2'</text:span><text:span text:style-name="T49">;</text:span></text:p>
            <text:p text:style-name="P7"><text:span text:style-name="T36"/></text:p>
            <text:p text:style-name="P7"><text:span text:style-name="T49">    </text:span><text:span text:style-name="T49">function </text:span><text:span text:style-name="T48">printHello</text:span><text:span text:style-name="T49">()</text:span></text:p>
            <text:p text:style-name="P7"><text:span text:style-name="T49">    </text:span><text:span text:style-name="T49">{</text:span></text:p>
            <text:p text:style-name="P7"><text:span text:style-name="T49">        </text:span><text:span text:style-name="T49">echo </text:span><text:span text:style-name="T48">$this</text:span><text:span text:style-name="T49">-&gt;</text:span><text:span text:style-name="T48">public</text:span><text:span text:style-name="T49">;</text:span></text:p>
            <text:p text:style-name="P7"><text:span text:style-name="T49">        </text:span><text:span text:style-name="T49">echo </text:span><text:span text:style-name="T48">$this</text:span><text:span text:style-name="T49">-&gt;</text:span><text:span text:style-name="T48">protected</text:span><text:span text:style-name="T49">;</text:span></text:p>
            <text:p text:style-name="P7"><text:span text:style-name="T49">        </text:span><text:span text:style-name="T49">echo </text:span><text:span text:style-name="T48">$this</text:span><text:span text:style-name="T49">-&gt;</text:span><text:span text:style-name="T48">private</text:span><text:span text:style-name="T49">;</text:span></text:p>
            <text:p text:style-name="P7"><text:span text:style-name="T49">    </text:span><text:span text:style-name="T49">}</text:span></text:p>
            <text:p text:style-name="P7"><text:span text:style-name="T49">}</text:span></text:p>
            <text:p text:style-name="P7"><text:span text:style-name="T36"/></text:p>
            <text:p text:style-name="P7"><text:span text:style-name="T48">$obj2 </text:span><text:span text:style-name="T49">= new </text:span><text:span text:style-name="T48">MyClass2</text:span><text:span text:style-name="T49">();</text:span></text:p>
            <text:p text:style-name="P7"><text:span text:style-name="T49">echo </text:span><text:span text:style-name="T48">$obj2</text:span><text:span text:style-name="T49">-&gt;</text:span><text:span text:style-name="T48">public</text:span><text:span text:style-name="T49">; </text:span><text:span text:style-name="T50">// Works</text:span></text:p>
            <text:p text:style-name="P7"><text:span text:style-name="T49">echo </text:span><text:span text:style-name="T48">$obj2</text:span><text:span text:style-name="T49">-&gt;</text:span><text:span text:style-name="T48">private</text:span><text:span text:style-name="T49">; </text:span><text:span text:style-name="T50">// Undefined</text:span></text:p>
            <text:p text:style-name="P7"><text:span text:style-name="T49">echo </text:span><text:span text:style-name="T48">$obj2</text:span><text:span text:style-name="T49">-&gt;</text:span><text:span text:style-name="T48">protected</text:span><text:span text:style-name="T49">; </text:span><text:span text:style-name="T50">// Fatal Error</text:span></text:p>
            <text:p text:style-name="P7"><text:span text:style-name="T48">$obj2</text:span><text:span text:style-name="T49">-&gt;</text:span><text:span text:style-name="T48">printHello</text:span><text:span text:style-name="T49">(); </text:span><text:span text:style-name="T50">// Shows Public, Protected2, Undefined</text:span></text:p>
            <text:p text:style-name="P7"><text:span text:style-name="T44"/></text:p>
            <text:p text:style-name="P7"><text:span text:style-name="T48">?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2" draw:layer="layout" svg:width="25.199cm" svg:height="20.359cm" svg:x="0.836cm" svg:y="0.635cm" presentation:class="subtitle" presentation:user-transformed="true">
          <draw:text-box>
            <text:p text:style-name="P9"><text:span text:style-name="T54">Scope Resolution Operator (::)</text:span></text:p>
            <text:p text:style-name="P9"><text:span text:style-name="T55"/></text:p>
            <text:p text:style-name="P6"><text:span text:style-name="T54">Example #3 Calling a parent's method</text:span></text:p>
            <text:p text:style-name="P7"><text:span text:style-name="T54">&lt;?php</text:span></text:p>
            <text:p text:style-name="P7"><text:span text:style-name="T56">class </text:span><text:span text:style-name="T57">MyClass</text:span></text:p>
            <text:p text:style-name="P7"><text:span text:style-name="T54">{</text:span></text:p>
            <text:p text:style-name="P7"><text:span text:style-name="T56">    </text:span><text:span text:style-name="T56">protected function </text:span><text:span text:style-name="T57">myFunc</text:span><text:span text:style-name="T56">() {</text:span></text:p>
            <text:p text:style-name="P7"><text:span text:style-name="T56">        </text:span><text:span text:style-name="T56">echo </text:span><text:span text:style-name="T58">"MyClass::myFunc()\n"</text:span><text:span text:style-name="T56">;</text:span></text:p>
            <text:p text:style-name="P7"><text:span text:style-name="T54">    </text:span><text:span text:style-name="T54">}</text:span></text:p>
            <text:p text:style-name="P7"><text:span text:style-name="T54">}</text:span></text:p>
            <text:p text:style-name="P7"><text:span text:style-name="T55"/></text:p>
            <text:p text:style-name="P7"><text:span text:style-name="T56">class </text:span><text:span text:style-name="T57">OtherClass </text:span><text:span text:style-name="T56">extends </text:span><text:span text:style-name="T57">MyClass</text:span></text:p>
            <text:p text:style-name="P7"><text:span text:style-name="T54">{</text:span></text:p>
            <text:p text:style-name="P7"><text:span text:style-name="T56">    </text:span><text:span text:style-name="T59">// Override parent's definition</text:span></text:p>
            <text:p text:style-name="P7"><text:span text:style-name="T59">    </text:span><text:span text:style-name="T56">public function </text:span><text:span text:style-name="T57">myFunc</text:span><text:span text:style-name="T56">()</text:span></text:p>
            <text:p text:style-name="P7"><text:span text:style-name="T54">    </text:span><text:span text:style-name="T54">{</text:span></text:p>
            <text:p text:style-name="P7"><text:span text:style-name="T56">        </text:span><text:span text:style-name="T59">// But still call the parent function</text:span></text:p>
            <text:p text:style-name="P7"><text:span text:style-name="T59">        </text:span><text:span text:style-name="T57">parent</text:span><text:span text:style-name="T56">::</text:span><text:span text:style-name="T57">myFunc</text:span><text:span text:style-name="T56">();</text:span></text:p>
            <text:p text:style-name="P7"><text:span text:style-name="T56">        </text:span><text:span text:style-name="T56">echo </text:span><text:span text:style-name="T58">"OtherClass::myFunc()\n"</text:span><text:span text:style-name="T56">;</text:span></text:p>
            <text:p text:style-name="P7"><text:span text:style-name="T54">    </text:span><text:span text:style-name="T54">}</text:span></text:p>
            <text:p text:style-name="P7"><text:span text:style-name="T54">}</text:span></text:p>
            <text:p text:style-name="P7"><text:span text:style-name="T55"/></text:p>
            <text:p text:style-name="P7"><text:span text:style-name="T57">$class </text:span><text:span text:style-name="T56">= new </text:span><text:span text:style-name="T57">OtherClass</text:span><text:span text:style-name="T56">();</text:span></text:p>
            <text:p text:style-name="P7"><text:span text:style-name="T57">$class</text:span><text:span text:style-name="T56">-&gt;</text:span><text:span text:style-name="T57">myFunc</text:span><text:span text:style-name="T56">();</text:span></text:p>
            <text:p text:style-name="P7"><text:span text:style-name="T54">?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/>
            <text:p>Scope operator</text:p>
            <text:p/>
            <text:p>Classes + extends</text:p>
            <text:p/>
            <text:p>Calling functions from the main class</text:p>
            <text:p/>
            <text:p>Init()</text:p>
            <text:p/>
            <text:p>Each function is called in sequenc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Look at Simple Test Docum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7.685cm" svg:x="1.4cm" svg:y="0.962cm" presentation:class="subtitle">
          <draw:text-box>
            <text:p text:style-name="P10">Look at Simple Test Docum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ach Sikes</meta:initial-creator>
    <meta:creation-date>2009-12-24T15:29:48</meta:creation-date>
    <meta:editing-duration>PT52H08M54S</meta:editing-duration>
    <meta:editing-cycles>142</meta:editing-cycles>
    <dc:date>2010-01-08T22:31:27</dc:date>
    <dc:creator>Chach Sikes</dc:creator>
    <meta:generator>OpenOffice.org/3.1$Unix OpenOffice.org_project/310m11$Build-9399</meta:generator>
    <meta:document-statistic meta:object-count="103"/>
  </office:meta>
</office:document-meta>
</file>